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justify"/>
      <style:text-properties fo:font-size="10.5pt" style:font-size-asian="10.5pt" fo:language="it" fo:country="IT"/>
    </style:style>
    <style:style style:name="P2" style:parent-style-name="Standard" style:family="paragraph">
      <style:paragraph-properties fo:text-align="justify"/>
      <style:text-properties fo:font-size="10.5pt" style:font-size-asian="10.5pt" fo:language="it" fo:country="IT"/>
    </style:style>
    <style:style style:name="P3" style:parent-style-name="Standard" style:family="paragraph">
      <style:paragraph-properties fo:text-align="justify"/>
      <style:text-properties fo:font-size="10.5pt" style:font-size-asian="10.5pt" fo:language="it" fo:country="IT"/>
    </style:style>
    <style:style style:name="P4" style:parent-style-name="Standard" style:family="paragraph">
      <style:paragraph-properties fo:text-align="justify"/>
      <style:text-properties fo:font-size="10.5pt" style:font-size-asian="10.5pt" fo:language="it" fo:country="IT"/>
    </style:style>
    <style:style style:name="P5" style:parent-style-name="Standard" style:family="paragraph">
      <style:paragraph-properties fo:text-align="justify"/>
      <style:text-properties fo:font-size="10.5pt" style:font-size-asian="10.5pt" fo:language="it" fo:country="IT"/>
    </style:style>
    <style:style style:name="P6" style:parent-style-name="Standard" style:family="paragraph">
      <style:paragraph-properties fo:text-align="justify"/>
      <style:text-properties fo:font-size="10.5pt" style:font-size-asian="10.5pt" fo:language="it" fo:country="IT"/>
    </style:style>
    <style:style style:name="P7" style:parent-style-name="Standard" style:family="paragraph">
      <style:paragraph-properties fo:text-align="justify"/>
      <style:text-properties fo:font-size="10.5pt" style:font-size-asian="10.5pt" fo:language="it" fo:country="IT"/>
    </style:style>
    <style:style style:name="P8" style:parent-style-name="Standard" style:family="paragraph">
      <style:paragraph-properties fo:text-align="justify"/>
      <style:text-properties fo:font-size="10.5pt" style:font-size-asian="10.5pt" fo:language="it" fo:country="IT"/>
    </style:style>
    <style:style style:name="P9" style:parent-style-name="Standard" style:family="paragraph">
      <style:paragraph-properties fo:text-align="justify"/>
    </style:style>
    <style:style style:name="T10" style:parent-style-name="Car.predefinitoparagrafo" style:family="text">
      <style:text-properties fo:font-size="10.5pt" style:font-size-asian="10.5pt" fo:language="it" fo:country="IT"/>
    </style:style>
    <style:style style:name="P11" style:parent-style-name="Standard" style:family="paragraph">
      <style:paragraph-properties fo:text-align="justify"/>
      <style:text-properties fo:font-size="10.5pt" style:font-size-asian="10.5pt" fo:language="it" fo:country="IT"/>
    </style:style>
    <style:style style:name="P12" style:parent-style-name="Standard" style:family="paragraph">
      <style:paragraph-properties fo:text-align="justify"/>
      <style:text-properties fo:font-size="10.5pt" style:font-size-asian="10.5pt" fo:language="it" fo:country="IT"/>
    </style:style>
    <style:style style:name="P13" style:parent-style-name="Standard" style:family="paragraph">
      <style:paragraph-properties fo:text-align="justify"/>
    </style:style>
    <style:style style:name="P14" style:parent-style-name="Standard" style:family="paragraph">
      <style:paragraph-properties fo:text-align="justify"/>
    </style:style>
    <style:style style:name="T15" style:parent-style-name="Car.predefinitoparagrafo" style:family="text">
      <style:text-properties fo:font-size="10.5pt" style:font-size-asian="10.5pt" fo:language="it" fo:country="IT"/>
    </style:style>
    <style:style style:name="T16" style:parent-style-name="Car.predefinitoparagrafo" style:family="text">
      <style:text-properties fo:font-size="10.5pt" style:font-size-asian="10.5pt" fo:language="it" fo:country="IT"/>
    </style:style>
    <style:style style:name="T17" style:parent-style-name="Car.predefinitoparagrafo" style:family="text">
      <style:text-properties fo:font-size="10.5pt" style:font-size-asian="10.5pt" fo:language="it" fo:country="IT"/>
    </style:style>
    <style:style style:name="T18" style:parent-style-name="Car.predefinitoparagrafo" style:family="text">
      <style:text-properties fo:font-size="10.5pt" style:font-size-asian="10.5pt" fo:language="it" fo:country="IT"/>
    </style:style>
    <style:style style:name="T19" style:parent-style-name="Car.predefinitoparagrafo" style:family="text">
      <style:text-properties fo:font-size="10.5pt" style:font-size-asian="10.5pt" fo:language="it" fo:country="IT"/>
    </style:style>
    <style:style style:name="T20" style:parent-style-name="Car.predefinitoparagrafo" style:family="text">
      <style:text-properties fo:font-size="10.5pt" style:font-size-asian="10.5pt" fo:language="it" fo:country="IT"/>
    </style:style>
    <style:style style:name="T21" style:parent-style-name="Car.predefinitoparagrafo" style:family="text">
      <style:text-properties fo:font-size="10.5pt" style:font-size-asian="10.5pt" fo:language="it" fo:country="IT"/>
    </style:style>
    <style:style style:name="T22" style:parent-style-name="Car.predefinitoparagrafo" style:family="text">
      <style:text-properties fo:font-size="10.5pt" style:font-size-asian="10.5pt" fo:language="it" fo:country="IT"/>
    </style:style>
    <style:style style:name="P23" style:parent-style-name="Standard" style:family="paragraph">
      <style:paragraph-properties fo:text-align="justify"/>
      <style:text-properties fo:font-size="10.5pt" style:font-size-asian="10.5pt" fo:language="it" fo:country="IT"/>
    </style:style>
    <style:style style:name="P24" style:parent-style-name="Standard" style:family="paragraph">
      <style:paragraph-properties fo:text-align="justify"/>
      <style:text-properties fo:font-size="10.5pt" style:font-size-asian="10.5pt" fo:language="it" fo:country="IT"/>
    </style:style>
    <style:style style:name="P25" style:parent-style-name="Standard" style:family="paragraph">
      <style:paragraph-properties fo:text-align="justify"/>
      <style:text-properties fo:font-size="10.5pt" style:font-size-asian="10.5pt" fo:language="it" fo:country="IT"/>
    </style:style>
    <style:style style:name="P26" style:parent-style-name="Standard" style:family="paragraph">
      <style:paragraph-properties fo:text-align="justify"/>
      <style:text-properties fo:font-size="10.5pt" style:font-size-asian="10.5pt" fo:language="it" fo:country="IT"/>
    </style:style>
    <style:style style:name="P27" style:parent-style-name="Standard" style:family="paragraph">
      <style:paragraph-properties fo:text-align="justify"/>
      <style:text-properties fo:font-weight="bold" style:font-weight-asian="bold" fo:color="#FF0000" fo:font-size="10.5pt" style:font-size-asian="10.5pt" fo:language="it" fo:country="IT"/>
    </style:style>
    <style:style style:name="P28" style:parent-style-name="Standard" style:family="paragraph">
      <style:paragraph-properties fo:text-align="justify"/>
      <style:text-properties fo:font-size="10.5pt" style:font-size-asian="10.5pt" fo:language="it" fo:country="IT"/>
    </style:style>
    <style:style style:name="P29" style:parent-style-name="Standard" style:family="paragraph">
      <style:paragraph-properties fo:text-align="justify"/>
      <style:text-properties fo:font-size="10.5pt" style:font-size-asian="10.5pt" fo:language="it" fo:country="IT"/>
    </style:style>
    <style:style style:name="P30" style:parent-style-name="Standard" style:family="paragraph">
      <style:paragraph-properties fo:text-align="justify"/>
    </style:style>
    <style:style style:name="T31" style:parent-style-name="Car.predefinitoparagrafo" style:family="text">
      <style:text-properties fo:font-size="10.5pt" style:font-size-asian="10.5pt" fo:language="it" fo:country="IT"/>
    </style:style>
    <style:style style:name="T32" style:parent-style-name="Car.predefinitoparagrafo" style:family="text">
      <style:text-properties fo:font-size="10.5pt" style:font-size-asian="10.5pt" fo:language="it" fo:country="IT"/>
    </style:style>
    <style:style style:name="T33" style:parent-style-name="Car.predefinitoparagrafo" style:family="text">
      <style:text-properties fo:font-size="10.5pt" style:font-size-asian="10.5pt" fo:language="it" fo:country="IT"/>
    </style:style>
    <style:style style:name="T34" style:parent-style-name="Car.predefinitoparagrafo" style:family="text">
      <style:text-properties fo:font-size="10.5pt" style:font-size-asian="10.5pt" fo:language="it" fo:country="IT"/>
    </style:style>
    <style:style style:name="P35" style:parent-style-name="Standard" style:family="paragraph">
      <style:paragraph-properties fo:text-align="justify"/>
    </style:style>
    <style:style style:name="T36" style:parent-style-name="Car.predefinitoparagrafo" style:family="text">
      <style:text-properties fo:font-size="10.5pt" style:font-size-asian="10.5pt" fo:language="it" fo:country="IT"/>
    </style:style>
    <style:style style:name="T37" style:parent-style-name="Car.predefinitoparagrafo" style:family="text">
      <style:text-properties fo:font-size="10.5pt" style:font-size-asian="10.5pt" fo:language="it" fo:country="IT"/>
    </style:style>
    <style:style style:name="T38" style:parent-style-name="Car.predefinitoparagrafo" style:family="text">
      <style:text-properties fo:font-size="10.5pt" style:font-size-asian="10.5pt" fo:language="it" fo:country="IT"/>
    </style:style>
    <style:style style:name="T39" style:parent-style-name="Car.predefinitoparagrafo" style:family="text">
      <style:text-properties fo:font-size="10.5pt" style:font-size-asian="10.5pt" fo:language="it" fo:country="IT"/>
    </style:style>
    <style:style style:name="T40" style:parent-style-name="Car.predefinitoparagrafo" style:family="text">
      <style:text-properties fo:font-size="10.5pt" style:font-size-asian="10.5pt" fo:language="it" fo:country="IT"/>
    </style:style>
    <style:style style:name="T41" style:parent-style-name="Car.predefinitoparagrafo" style:family="text">
      <style:text-properties fo:font-size="10.5pt" style:font-size-asian="10.5pt" fo:language="it" fo:country="IT"/>
    </style:style>
    <style:style style:name="P42" style:parent-style-name="Standard" style:family="paragraph">
      <style:paragraph-properties fo:text-align="justify"/>
    </style:style>
    <style:style style:name="T43" style:parent-style-name="Car.predefinitoparagrafo" style:family="text">
      <style:text-properties fo:font-size="10.5pt" style:font-size-asian="10.5pt" fo:language="it" fo:country="IT"/>
    </style:style>
    <style:style style:name="T44" style:parent-style-name="Car.predefinitoparagrafo" style:family="text">
      <style:text-properties fo:font-size="10.5pt" style:font-size-asian="10.5pt" fo:language="it" fo:country="IT"/>
    </style:style>
    <style:style style:name="T45" style:parent-style-name="Car.predefinitoparagrafo" style:family="text">
      <style:text-properties fo:font-size="10.5pt" style:font-size-asian="10.5pt" fo:language="it" fo:country="IT"/>
    </style:style>
    <style:style style:name="T46" style:parent-style-name="Car.predefinitoparagrafo" style:family="text">
      <style:text-properties fo:font-size="10.5pt" style:font-size-asian="10.5pt" fo:language="it" fo:country="IT"/>
    </style:style>
    <style:style style:name="T47" style:parent-style-name="Car.predefinitoparagrafo" style:family="text">
      <style:text-properties fo:font-size="10.5pt" style:font-size-asian="10.5pt" fo:language="it" fo:country="IT"/>
    </style:style>
    <style:style style:name="T48" style:parent-style-name="Car.predefinitoparagrafo" style:family="text">
      <style:text-properties fo:font-size="10.5pt" style:font-size-asian="10.5pt" fo:language="it" fo:country="IT"/>
    </style:style>
    <style:style style:name="T49" style:parent-style-name="Car.predefinitoparagrafo" style:family="text">
      <style:text-properties fo:font-size="10.5pt" style:font-size-asian="10.5pt" fo:language="it" fo:country="IT"/>
    </style:style>
    <style:style style:name="P50" style:parent-style-name="Standard" style:family="paragraph">
      <style:paragraph-properties fo:text-align="justify"/>
      <style:text-properties fo:font-size="10.5pt" style:font-size-asian="10.5pt" fo:language="it" fo:country="IT"/>
    </style:style>
    <style:style style:name="P51" style:parent-style-name="Standard" style:family="paragraph">
      <style:paragraph-properties fo:text-align="justify"/>
      <style:text-properties fo:font-size="10.5pt" style:font-size-asian="10.5pt" fo:language="it" fo:country="IT"/>
    </style:style>
    <style:style style:name="P52" style:parent-style-name="Standard" style:family="paragraph">
      <style:paragraph-properties fo:text-align="justify"/>
      <style:text-properties fo:font-size="10.5pt" style:font-size-asian="10.5pt" fo:language="it" fo:country="IT"/>
    </style:style>
    <style:style style:name="P53" style:parent-style-name="Standard" style:family="paragraph">
      <style:paragraph-properties fo:text-align="justify"/>
    </style:style>
    <style:style style:name="T54" style:parent-style-name="Car.predefinitoparagrafo" style:family="text">
      <style:text-properties fo:font-size="10.5pt" style:font-size-asian="10.5pt" fo:language="it" fo:country="IT"/>
    </style:style>
    <style:style style:name="P55" style:parent-style-name="Standard" style:family="paragraph">
      <style:paragraph-properties fo:text-align="justify"/>
    </style:style>
    <style:style style:name="T56" style:parent-style-name="Car.predefinitoparagrafo" style:family="text">
      <style:text-properties fo:font-size="10.5pt" style:font-size-asian="10.5pt" fo:language="it" fo:country="IT"/>
    </style:style>
    <style:style style:name="T57" style:parent-style-name="Car.predefinitoparagrafo" style:family="text">
      <style:text-properties fo:font-size="10.5pt" style:font-size-asian="10.5pt" fo:language="it" fo:country="IT"/>
    </style:style>
    <style:style style:name="T58" style:parent-style-name="Car.predefinitoparagrafo" style:family="text">
      <style:text-properties fo:font-size="10.5pt" style:font-size-asian="10.5pt" fo:language="it" fo:country="IT"/>
    </style:style>
    <style:style style:name="P59" style:parent-style-name="Standard" style:family="paragraph">
      <style:paragraph-properties fo:text-align="justify"/>
      <style:text-properties fo:font-size="10.5pt" style:font-size-asian="10.5pt" fo:language="it" fo:country="IT"/>
    </style:style>
    <style:style style:name="P60" style:parent-style-name="Standard" style:family="paragraph">
      <style:paragraph-properties fo:text-align="justify"/>
      <style:text-properties fo:font-size="10.5pt" style:font-size-asian="10.5pt" fo:language="it" fo:country="IT"/>
    </style:style>
    <style:style style:name="P61" style:parent-style-name="Standard" style:family="paragraph">
      <style:paragraph-properties fo:text-align="justify"/>
      <style:text-properties fo:font-size="10.5pt" style:font-size-asian="10.5pt" fo:language="it" fo:country="IT"/>
    </style:style>
    <style:style style:name="P62" style:parent-style-name="Standard" style:family="paragraph">
      <style:text-properties fo:font-size="10.5pt" style:font-size-asian="10.5pt" fo:language="it" fo:country="IT"/>
    </style:style>
    <style:style style:name="P63" style:parent-style-name="Standard" style:family="paragraph">
      <style:text-properties fo:font-size="10.5pt" style:font-size-asian="10.5pt" fo:language="it" fo:country="IT"/>
    </style:style>
    <style:style style:name="P64" style:parent-style-name="Standard" style:family="paragraph">
      <style:text-properties fo:font-size="10.5pt" style:font-size-asian="10.5pt" fo:language="it" fo:country="IT"/>
    </style:style>
    <style:style style:name="P65" style:parent-style-name="Standard" style:family="paragraph">
      <style:text-properties fo:font-size="10.5pt" style:font-size-asian="10.5pt" fo:language="it" fo:country="IT"/>
    </style:style>
    <style:style style:name="P66" style:parent-style-name="Standard" style:family="paragraph">
      <style:text-properties fo:font-size="10.5pt" style:font-size-asian="10.5pt" fo:language="it" fo:country="IT"/>
    </style:style>
    <style:style style:name="P67" style:parent-style-name="Standard" style:family="paragraph">
      <style:text-properties fo:font-size="10.5pt" style:font-size-asian="10.5pt" fo:language="it" fo:country="IT"/>
    </style:style>
    <style:style style:name="P68" style:parent-style-name="Standard" style:family="paragraph">
      <style:text-properties fo:font-size="10.5pt" style:font-size-asian="10.5pt" fo:language="it" fo:country="IT"/>
    </style:style>
    <style:style style:name="P69" style:parent-style-name="Standard" style:family="paragraph">
      <style:text-properties fo:font-size="10.5pt" style:font-size-asian="10.5pt" fo:language="it" fo:country="IT"/>
    </style:style>
    <style:style style:name="P70" style:parent-style-name="Standard" style:family="paragraph">
      <style:text-properties fo:font-size="10.5pt" style:font-size-asian="10.5pt" fo:language="it" fo:country="IT"/>
    </style:style>
    <style:style style:name="P71" style:parent-style-name="Standard" style:list-style-name="LFO1" style:family="paragraph">
      <style:text-properties fo:font-size="10.5pt" style:font-size-asian="10.5pt" fo:language="it" fo:country="IT"/>
    </style:style>
    <style:style style:name="P72" style:parent-style-name="Standard" style:list-style-name="LFO1" style:family="paragraph">
      <style:text-properties fo:font-size="10.5pt" style:font-size-asian="10.5pt" fo:language="it" fo:country="IT"/>
    </style:style>
    <style:style style:name="P73" style:parent-style-name="Standard" style:family="paragraph">
      <style:text-properties fo:font-size="10.5pt" style:font-size-asian="10.5pt" fo:language="it" fo:country="IT"/>
    </style:style>
    <style:style style:name="P74" style:parent-style-name="Standard" style:family="paragraph">
      <style:text-properties fo:font-size="10.5pt" style:font-size-asian="10.5pt" fo:language="it" fo:country="IT"/>
    </style:style>
    <style:style style:name="P75" style:parent-style-name="Standard" style:family="paragraph">
      <style:text-properties fo:font-size="10.5pt" style:font-size-asian="10.5pt" fo:language="it" fo:country="IT"/>
    </style:style>
    <style:style style:name="P76" style:parent-style-name="Standard" style:family="paragraph">
      <style:text-properties fo:font-size="10.5pt" style:font-size-asian="10.5pt" fo:language="it" fo:country="IT"/>
    </style:style>
    <style:style style:name="P77" style:parent-style-name="Standard" style:family="paragraph">
      <style:text-properties fo:font-size="10.5pt" style:font-size-asian="10.5pt" fo:language="it" fo:country="IT"/>
    </style:style>
    <style:style style:name="P78" style:parent-style-name="Standard" style:family="paragraph">
      <style:text-properties fo:font-size="10.5pt" style:font-size-asian="10.5pt" fo:language="it" fo:country="IT"/>
    </style:style>
    <style:style style:name="P79" style:parent-style-name="Standard" style:family="paragraph">
      <style:text-properties fo:font-size="10.5pt" style:font-size-asian="10.5pt" fo:language="it" fo:country="IT"/>
    </style:style>
    <style:style style:name="P80" style:parent-style-name="Standard" style:family="paragraph">
      <style:text-properties fo:font-size="10.5pt" style:font-size-asian="10.5pt" fo:language="it" fo:country="IT"/>
    </style:style>
    <style:style style:name="P81" style:parent-style-name="Standard" style:family="paragraph">
      <style:text-properties fo:font-size="10.5pt" style:font-size-asian="10.5pt" fo:language="it" fo:country="IT"/>
    </style:style>
  </office:automatic-styles>
  <office:body>
    <office:text text:use-soft-page-breaks="true">
      <text:p text:style-name="P1">Si vuole realizzare una base di dati per la gestione degli iscritti dell’associazione di scoutismo AGESCI e per i relativi eventi.</text:p>
      <text:p text:style-name="P2">L’associazione si divide in<text:s/>tre<text:s/>branche: Lupetti<text:s/>e Coccinelle (LC), Esploratori e Guide (EG) e<text:s/>Rover<text:s/>Scolte (RS).</text:p>
      <text:p text:style-name="P3">Ogni branca divide in fasce di età:</text:p>
      <text:p text:style-name="P4">- LC comprende i ragazzi che vanno dagli 8 ai 10 anni.</text:p>
      <text:p text:style-name="P5">- EG comprende i ragazzi che vanno dagli 11 ai 15 anni.</text:p>
      <text:p text:style-name="P6">- RS dai sedici ai 20 anni.</text:p>
      <text:p text:style-name="P7">Ogni parrocchia è identificata a livello nazionale e per ognuna si vogliono memorizzare: la città, l’indirizzo (via, numero civico) e il nome.<text:s/></text:p>
      <text:p text:style-name="P8">In ogni<text:s/>Parrocchia<text:s/>(che aderisce) di ogni<text:s/>città<text:s/>riconosciamo tutte le<text:s/>tre<text:s/>branche.</text:p>
      <text:p text:style-name="P9"><text:span text:style-name="T10">Ogni branca di ogni parrocchia è identificata nazionalmente e per ognuna si vogliono memorizzare il numero di partecipanti.</text:span></text:p>
      <text:p text:style-name="P11">Ogni branca ha diverse persone iscritte e<text:s/>ogni anno possono aggiornarsi, per ogni iscritto si vogliono mantenere i dati: nome, cognome, data<text:s/>di<text:s/>nascita, luogo<text:s/>di<text:s/>nascita, codice fiscale, luogo di residenza, indirizzo di residenza, numero di telefono.</text:p>
      <text:p text:style-name="P12">Ovviamente ogni iscritto non può essere iscritto contemporaneamente<text:s/>(nello stesso anno)<text:s/>a più branche nella stessa parrocchia e non può essere iscritto in branche di parrocchie diverse.</text:p>
      <text:p text:style-name="P13"/>
      <text:p text:style-name="P14"><text:span text:style-name="T15">Per ogni branca disti</text:span><text:span text:style-name="T16">n</text:span><text:span text:style-name="T17">guiamo diverse tipologie di<text:s/></text:span><text:span text:style-name="T18">eventi</text:span><text:span text:style-name="T19">: e</text:span><text:span text:style-name="T20">venti di parrocchia,</text:span><text:span text:style-name="T21"><text:s/>eve</text:span><text:span text:style-name="T22">nti nazionali.</text:span></text:p>
      <text:p text:style-name="P23">Gli iscritti alla branca LC partecipano<text:s/>al massimo<text:s/>ad<text:s/>eventi di parrocchia,<text:s/>gli iscritti ad<text:s/>EG<text:s/>o<text:s/>RS<text:s/>invece possono partecipare anche ad eventi nazionali.</text:p>
      <text:p text:style-name="P24">Gli eventi di parrocchia sono associati alla singola parrocchia che li organizza, perciò possono partecipare solamente gli iscritti alle branche della stessa<text:s/>parrocchia organizzatrice.</text:p>
      <text:p text:style-name="P25">Gli eventi di parrocchia possono riguardare o una singola branca o tutte le branche insieme.</text:p>
      <text:p text:style-name="P26">Per ogni evento riconosciamo quindi un<text:s/>responsabile<text:s/>e si vuole memorizzare<text:s/>la data di inizio, la data di fine, il luogo in cui si svolge, una descrizione dell’evento e i partecipanti all’evento.</text:p>
      <text:p text:style-name="P27">Ogni iscritto può partecipare ad un singolo evento per volta.</text:p>
      <text:p text:style-name="P28"/>
      <text:p text:style-name="P29">Eventi di parrocchia per singola branca:</text:p>
      <text:p text:style-name="P30"><text:span text:style-name="T31">Per gli LC, l’evento di parrocchia consiste nel<text:s/></text:span><text:span text:style-name="T32">campo</text:span><text:span text:style-name="T33"><text:s/>i</text:span><text:span text:style-name="T34">nvernale o estivo.</text:span></text:p>
      <text:p text:style-name="P35"><text:span text:style-name="T36">L’evento di parrocchia per gli E</text:span><text:span text:style-name="T37">G</text:span><text:span text:style-name="T38"><text:s/>consiste nel campo invernale,<text:s/></text:span><text:span text:style-name="T39">c</text:span><text:span text:style-name="T40">ampo estivo e</text:span><text:span text:style-name="T41"><text:s/>uscita delle promesse.</text:span></text:p>
      <text:p text:style-name="P42"><text:span text:style-name="T43">Per RS<text:s/></text:span><text:span text:style-name="T44">ci so</text:span><text:span text:style-name="T45">no vari eventi durante l’anno chiamati uscite, in più ci sono<text:s/></text:span><text:span text:style-name="T46">la<text:s/></text:span><text:span text:style-name="T47">route<text:s/></text:span><text:span text:style-name="T48">di Pasqua</text:span><text:span text:style-name="T49"><text:s/>e la route estiva.</text:span></text:p>
      <text:p text:style-name="P50"/>
      <text:p text:style-name="P51">Eventi di parrocchia per tutte le branche:</text:p>
      <text:p text:style-name="P52">Tutte le branche della parrocchia (LC, EG, RS)<text:s/>partecipano ad un<text:s/>campo di gruppo.</text:p>
      <text:p text:style-name="P53"><text:span text:style-name="T54"><text:s/></text:span></text:p>
      <text:p text:style-name="P55"><text:span text:style-name="T56">E</text:span><text:span text:style-name="T57">venti nazionali</text:span><text:span text:style-name="T58">: riguardano le persone singole per le singole branche, quindi ci si può iscrivere singolarmente purché si faccia parte delle branche inerenti in qualche parrocchia di qualche città.</text:span></text:p>
      <text:p text:style-name="P59">Gli iscritti alla branca<text:s/>EG<text:s/>possono partecipare ad un<text:s/>campo<text:s/>nazionale<text:s/>di specialità<text:s/>oppure al<text:s/>campo<text:s/>nazionale<text:s/>di competenza.</text:p>
      <text:p text:style-name="P60">Gli iscritti alla branca<text:s/>RS<text:s/>possono partecipare alle r.o.s.s. che<text:s/>sono campi di formazione, oppure<text:s/>alla<text:s/>route nazionale estiva con tutte le RS di Italia.</text:p>
      <text:p text:style-name="P61"/>
      <text:p text:style-name="P62">Per ogni evento si svolgono diverse attività.<text:s/></text:p>
      <text:p text:style-name="P63">Riconosciamo due tipi principali: attività ludiche, attività formative.</text:p>
      <text:p text:style-name="P64">Le attività ludiche sono attività di gioco e vengono praticate solamente negli eventi parrocchiali per le branche LC e EG.</text:p>
      <text:p text:style-name="P65">Le attività formative invece sono attività di apprendimento e vengono praticate negli eventi parrocchiali e nazionali per le branche EG e RS.</text:p>
      <text:p text:style-name="P66">Ogni evento può essere composto da entrambi i tipi di attività e da più attività dello stesso tipo.</text:p>
      <text:p text:style-name="P67"/>
      <text:p text:style-name="P68"/>
      <text:p text:style-name="P69"/>
      <text:p text:style-name="P70">Nel seguito vengono considerate le diverse<text:s/>classi di utenza del database:</text:p>
      <text:list text:style-name="LFO1" text:continue-numbering="true">
        <text:list-item>
          <text:p text:style-name="P71">Responsabile di evento.</text:p>
        </text:list-item>
        <text:list-item>
          <text:p text:style-name="P72">Responsabile di parrocchia.</text:p>
        </text:list-item>
      </text:list>
      <text:p text:style-name="P73"/>
      <text:p text:style-name="P74">I<text:s/>responsabili<text:s/>di evento organizzano gli eventi ai quali le branche parteciperanno. Devono quindi poter registrare l’evento<text:s/>organizzato. La registrazione avviene attraverso l’inserimento di data di inizio evento, data di fine evento,<text:s/><text:soft-page-break/>descrizione dell’evento e tipologia di evento. <text:s/>Per gli eventi nazionali deve essere possibile visualizzare anche il luogo, mentre per gli eventi parrocchiali la parrocchia in cui si svolgono.<text:s/>Per ogni evento creato il responsabile deve poter associare le attività che sono svolte in tale evento. Inoltre sempre per ogni evento, il responsabile deve poter aggiungerne gli iscritti. Gli iscritti devono fare parte della branca coinvolta nell’evento e devono essere già stati registrati come iscritti ad una branca di una parrocchia.<text:s/></text:p>
      <text:p text:style-name="P75">I responsabili di evento richiedono di poter visualizzare gli iscritti presenti in ogni parrocchia.</text:p>
      <text:p text:style-name="P76">Ai responsabili deve essere permessa la gestione totale dell’evento (inserimento, modifica, cancellazione).</text:p>
      <text:p text:style-name="P77"/>
      <text:p text:style-name="P78">I responsabili di parrocchia gestiscono le branche per la propria parrocchia e i rispettivi iscritti.</text:p>
      <text:p text:style-name="P79">Devono quindi poter registrare la parrocchia indicandone il nome, l’indirizzo e la città. Per ogni branca deve poter registrare i rispettivi iscritti. <text:s/>La registrazione dell’iscritto avviene riportandone il codice fiscale, nome, cognome, data<text:s/>di nascita, luogo di nascita, il<text:s/>numero di telefono<text:s/>e assegnandogli un<text:s/>codice iscritto.</text:p>
      <text:p text:style-name="P80">I responsabili di parrocchia devono poter visualizzare gli iscritti per ogni branca e per ogni anno, devono poter modificare e aggiornare i partecipanti alle branche.</text:p>
      <text:p text:style-name="P8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Liberation Serif" style:font-name-asian="Noto Sans CJK SC Regular" style:font-name-complex="Lohit Devanaga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ndrea Ziani</dc:creator>
    <meta:creation-date>2018-05-08T20:10:00Z</meta:creation-date>
    <dc:date>2018-05-21T21:21:00Z</dc:date>
    <meta:template xlink:href="Normal" xlink:type="simple"/>
    <meta:editing-cycles>69</meta:editing-cycles>
    <meta:editing-duration>PT19020S</meta:editing-duration>
    <meta:document-statistic meta:page-count="2" meta:paragraph-count="10" meta:word-count="764" meta:character-count="5114" meta:row-count="36" meta:non-whitespace-character-count="4360"/>
  </office:meta>
</office:document-meta>
</file>